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cc412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style:style style:name="T7" style:family="text">
      <style:text-properties fo:font-variant="normal" fo:text-transform="none" fo:color="#dd1144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38cm" text:min-label-width="0.872cm"/>
        <style:text-properties style:font-name="Courier New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ct 4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Process for the Machine Learning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verall Process for the Machine Learning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62;p14" draw:style-name="gr2" draw:text-style-name="P8" draw:layer="layout" svg:width="3.658cm" svg:height="1.439cm" svg:x="1.157cm" svg:y="7.144cm">
          <text:p text:style-name="P5"><text:span text:style-name="T3">Download data sets from Kag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2" draw:text-style-name="P8" draw:layer="layout" svg:width="4.01cm" svg:height="2.834cm" svg:x="5.703cm" svg:y="4.307cm">
          <text:p text:style-name="P5"><text:span text:style-name="T3">Cleanup Data Set for missing data and identify columns that do not add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8" draw:layer="layout" svg:width="4.01cm" svg:height="2.369cm" svg:x="5.703cm" svg:y="9.186cm">
          <text:p text:style-name="P5"><text:span text:style-name="T3">Scrape height and weight data from sportsreference using 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8" draw:layer="layout" svg:width="2.716cm" svg:height="4.229cm" svg:x="11.581cm" svg:y="5.808cm">
          <text:p text:style-name="P5"><text:span text:style-name="T3">Combine the TestTrain data set and the predict dataset to get all categorical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9" draw:layer="layout" svg:width="2.716cm" svg:height="1.403cm" draw:transform="rotate (-3.14159265358979) translate (5.703cm 7.1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4" draw:style-name="gr3" draw:text-style-name="P9" draw:layer="layout" svg:width="2.716cm" svg:height="1.786cm" svg:x="2.987cm" svg:y="8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3" draw:text-style-name="P9" draw:layer="layout" svg:width="1.867cm" svg:height="2.206cm" svg:x="9.714cm" svg:y="5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4" draw:style-name="gr3" draw:text-style-name="P9" draw:layer="layout" svg:width="1.867cm" svg:height="2.436cm" draw:transform="rotate (-3.14159265358979) translate (11.579cm 10.3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4" draw:style-name="gr2" draw:text-style-name="P8" draw:layer="layout" svg:width="3.124cm" svg:height="4.229cm" svg:x="15.442cm" svg:y="5.808cm">
          <text:p text:style-name="P5"><text:span text:style-name="T3">Hot encode entire set <text:s/>and then split it into train test and predict set and run various learning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2" draw:text-style-name="P8" draw:layer="layout" svg:width="2.716cm" svg:height="4.229cm" svg:x="19.71cm" svg:y="5.808cm">
          <text:p text:style-name="P5"><text:span text:style-name="T3">Evaluate results from model and run get predictions for the current year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3" draw:text-style-name="P9" draw:layer="layout" svg:width="1.143cm" svg:height="0.001cm" svg:x="14.298cm" svg:y="7.9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3" draw:text-style-name="P9" draw:layer="layout" svg:width="1.143cm" svg:height="0.001cm" svg:x="18.567cm" svg:y="7.9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7;g1185d98b1cf_0_0:notes" draw:style-name="gr1" draw:layer="layout" svg:width="16.932cm" svg:height="9.524cm" svg:x="1.059cm" svg:y="1.905cm" draw:page-number="2" presentation:class="page"/>
          <draw:frame draw:name="Google Shape;58;g1185d98b1cf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in cleaning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hallenges in cleaning</text:span></text:p>
          </draw:text-box>
        </draw:frame>
        <draw:frame draw:name="Google Shape;79;p15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Understanding the various dataset columns and identifying which are importan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">Used the glossary at sportsreference to understand the stats</text:span></text:p>
                      </text:list-item>
                      <text:list-item>
                        <text:p text:style-name="P10"><text:span text:style-name="T5">Discussed within team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4">Defining a strategy to fill null values for various columns</text:span></text:p>
                <text:list>
                  <text:list-item>
                    <text:list>
                      <text:list-item>
                        <text:p text:style-name="P10"><text:span text:style-name="T5">Example Yr had Jr, Sr, etc. used mode (Jr)</text:span></text:p>
                      </text:list-item>
                      <text:list-item>
                        <text:p text:style-name="P10"><text:span text:style-name="T5">For some of the other columns used mean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4">Removing columns that did not have data for some years</text:span></text:p>
              </text:list-item>
            </text:list>
          </draw:text-box>
        </draw:frame>
        <presentation:notes draw:style-name="dp2">
          <draw:page-thumbnail draw:name="Google Shape;75;g1185d98b1cf_0_18:notes" draw:style-name="gr1" draw:layer="layout" svg:width="16.932cm" svg:height="9.524cm" svg:x="1.059cm" svg:y="1.905cm" draw:page-number="3" presentation:class="page"/>
          <draw:frame draw:name="Google Shape;76;g1185d98b1cf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in Web Scraping" draw:style-name="dp1" draw:master-page-name="TITLE_5f_AND_5f_BODY" presentation:presentation-page-layout-name="AL2T1">
        <draw:frame draw:name="Google Shape;8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hallenges in Web Scraping</text:span></text:p>
          </draw:text-box>
        </draw:frame>
        <draw:frame draw:name="Google Shape;85;p16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Playernames that are duplicat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Some</text:span></text:p>
                  </text:list-item>
                </text:list>
              </text:list-item>
              <text:list-item>
                <text:p text:style-name="P10"><text:span text:style-name="T4">Players with missing Weight/Height or Position</text:span></text:p>
              </text:list-item>
              <text:list-item>
                <text:p text:style-name="P10"><text:span text:style-name="T4">Nature of tag for Position and the relationship to the height/weight tags</text:span></text:p>
              </text:list-item>
              <text:list-item>
                <text:p text:style-name="P10"><text:span text:style-name="T4">Large size of the dataset and the need to add a 300 millisecond gap</text:span></text:p>
              </text:list-item>
              <text:list-item>
                <text:p text:style-name="P10"><text:span text:style-name="T4">Multiple runs to recycle errored records.</text:span></text:p>
              </text:list-item>
            </text:list>
          </draw:text-box>
        </draw:frame>
        <presentation:notes draw:style-name="dp2">
          <draw:page-thumbnail draw:name="Google Shape;81;g1185d98b1cf_0_23:notes" draw:style-name="gr1" draw:layer="layout" svg:width="16.932cm" svg:height="9.524cm" svg:x="1.059cm" svg:y="1.905cm" draw:page-number="4" presentation:class="page"/>
          <draw:frame draw:name="Google Shape;82;g1185d98b1cf_0_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during preparing data for ML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hallenges during preparing data for ML</text:span></text:p>
          </draw:text-box>
        </draw:frame>
        <draw:frame draw:name="Google Shape;91;p17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Varying number of categorical values</text:span></text:p>
              </text:list-item>
              <text:list-item>
                <text:p text:style-name="P10"><text:span text:style-name="T4">Categorical columns have to be at the end of the DF before one hot-encoding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87;g1185d98b1cf_0_28:notes" draw:style-name="gr1" draw:layer="layout" svg:width="16.932cm" svg:height="9.524cm" svg:x="1.059cm" svg:y="1.905cm" draw:page-number="5" presentation:class="page"/>
          <draw:frame draw:name="Google Shape;88;g1185d98b1cf_0_2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ine Learning challenges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chine Learning challenges</text:span></text:p>
          </draw:text-box>
        </draw:frame>
        <draw:frame draw:name="Google Shape;97;p18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Data is highly unbalance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Had to use class_weights to ensure that the model is usable</text:span></text:p>
                  </text:list-item>
                  <text:list-item>
                    <text:p text:style-name="P10"><text:span text:style-name="T5">Tried various Objectives using hyperband tun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kt.Objective(</text:span><text:span text:style-name="T7">"val_f1"</text:span><text:span text:style-name="T6">, direction=</text:span><text:span text:style-name="T7">"max"</text:span><text:span text:style-name="T6">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6">kt.Objective(</text:span><text:span text:style-name="T7">"val_f1"</text:span><text:span text:style-name="T6">, direction=</text:span><text:span text:style-name="T7">"max"</text:span><text:span text:style-name="T6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3;g1185d98b1cf_0_33:notes" draw:style-name="gr1" draw:layer="layout" svg:width="16.932cm" svg:height="9.524cm" svg:x="1.059cm" svg:y="1.905cm" draw:page-number="6" presentation:class="page"/>
          <draw:frame draw:name="Google Shape;94;g1185d98b1cf_0_3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